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f14e32" style:font-name="DejaVu Math TeX Gyre" fo:font-size="13.5pt" fo:letter-spacing="normal" fo:font-style="normal" fo:font-weight="bold"/>
    </style:style>
    <style:style style:name="P2" style:family="paragraph" style:parent-style-name="Heading_20_2">
      <style:text-properties fo:font-variant="normal" fo:text-transform="none" fo:color="#f14e32" style:font-name="DejaVu Math TeX Gyre" fo:font-size="13.5pt" fo:letter-spacing="normal" fo:font-style="normal" fo:font-weight="normal"/>
    </style:style>
    <style:style style:name="P3" style:family="paragraph" style:parent-style-name="Heading_20_2">
      <style:paragraph-properties fo:text-align="center" style:justify-single-word="false"/>
      <style:text-properties fo:font-variant="normal" fo:text-transform="none" fo:color="#000000" style:font-name="DejaVu Math TeX Gyre" fo:font-size="20pt" fo:letter-spacing="normal" fo:font-style="normal" fo:font-weight="bold" officeooo:rsid="00116b4f" officeooo:paragraph-rsid="00116b4f" style:font-size-asian="20pt" style:font-size-complex="20pt"/>
    </style:style>
    <style:style style:name="P4" style:family="paragraph" style:parent-style-name="Heading_20_2">
      <style:paragraph-properties fo:margin-left="0cm" fo:margin-right="0cm" fo:text-indent="0cm" style:auto-text-indent="false"/>
      <style:text-properties fo:font-variant="normal" fo:text-transform="none" fo:color="#f14e32" style:font-name="DejaVu Math TeX Gyre" fo:font-size="13.5pt" fo:letter-spacing="normal" fo:font-style="normal" fo:font-weight="normal"/>
    </style:style>
    <style:style style:name="P5"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DejaVu Math TeX Gyre" fo:font-size="13.5pt" fo:letter-spacing="normal" fo:font-style="normal" fo:font-weight="bold"/>
    </style:style>
    <style:style style:name="P6" style:family="paragraph" style:parent-style-name="List_20_Contents">
      <style:paragraph-properties fo:margin-left="0cm" fo:margin-right="0cm" fo:text-indent="0cm" style:auto-text-indent="false"/>
      <style:text-properties style:font-name="DejaVu Math TeX Gyre"/>
    </style:style>
    <style:style style:name="P7" style:family="paragraph" style:parent-style-name="List_20_Contents">
      <style:paragraph-properties fo:margin-left="1.291cm" fo:margin-right="0cm" fo:margin-top="0cm" fo:margin-bottom="0.291cm" loext:contextual-spacing="false" style:line-height-at-least="0.476cm" fo:orphans="2" fo:widows="2" fo:text-indent="0cm" style:auto-text-indent="false"/>
    </style:style>
    <style:style style:name="P8" style:family="paragraph" style:parent-style-name="List_20_Contents">
      <style:paragraph-properties fo:margin-left="1.291cm" fo:margin-right="0cm" fo:margin-top="0cm" fo:margin-bottom="0.291cm" loext:contextual-spacing="false" style:line-height-at-least="0.476cm" fo:orphans="2" fo:widows="0" fo:text-indent="0cm" style:auto-text-indent="false"/>
    </style:style>
    <style:style style:name="P9" style:family="paragraph" style:parent-style-name="List_20_Heading">
      <style:paragraph-properties fo:margin-left="0cm" fo:margin-right="0cm" fo:text-indent="0cm" style:auto-text-indent="false"/>
      <style:text-properties fo:font-variant="normal" fo:text-transform="none" fo:color="#4e443c" style:font-name="DejaVu Math TeX Gyre" fo:font-size="10.5pt" fo:letter-spacing="normal" fo:font-style="normal" fo:font-weight="normal"/>
    </style:style>
    <style:style style:name="P10" style:family="paragraph" style:parent-style-name="List_20_Heading">
      <style:paragraph-properties fo:margin-left="0cm" fo:margin-right="0cm" style:line-height-at-least="0.556cm" fo:orphans="2" fo:widows="2" fo:text-indent="0cm" style:auto-text-indent="false"/>
      <style:text-properties fo:font-variant="normal" fo:text-transform="none" fo:color="#000000" style:font-name="DejaVu Math TeX Gyre" fo:font-size="10.5pt" fo:letter-spacing="normal" fo:font-style="normal" fo:font-weight="bold" style:font-weight-asian="bold" style:font-weight-complex="bold"/>
    </style:style>
    <style:style style:name="P11" style:family="paragraph" style:parent-style-name="List_20_Heading">
      <style:paragraph-properties fo:margin-left="0cm" fo:margin-right="0cm" fo:text-indent="0cm" style:auto-text-indent="false"/>
      <style:text-properties style:font-name="DejaVu Math TeX Gyre"/>
    </style:style>
    <style:style style:name="P12" style:family="paragraph" style:parent-style-name="List_20_Heading">
      <style:paragraph-properties fo:margin-left="0cm" fo:margin-right="0cm" fo:margin-top="0cm" fo:margin-bottom="0.499cm" loext:contextual-spacing="false" style:line-height-at-least="0.556cm" fo:orphans="2" fo:widows="2" fo:text-indent="0cm" style:auto-text-indent="false"/>
      <style:text-properties fo:font-variant="normal" fo:text-transform="none" fo:color="#000000" style:font-name="DejaVu Math TeX Gyre" fo:font-size="10.5pt" fo:letter-spacing="normal" fo:font-style="normal" fo:font-weight="bold" style:font-weight-asian="bold" style:font-weight-complex="bold"/>
    </style:style>
    <style:style style:name="P13" style:family="paragraph" style:parent-style-name="List_20_Heading">
      <style:paragraph-properties fo:margin-left="0cm" fo:margin-right="0cm" fo:margin-top="0cm" fo:margin-bottom="0.582cm" loext:contextual-spacing="false" style:line-height-at-least="0.476cm" fo:orphans="2" fo:widows="2" fo:text-indent="0cm" style:auto-text-indent="false"/>
    </style:style>
    <style:style style:name="P14" style:family="paragraph" style:parent-style-name="List_20_Heading">
      <style:paragraph-properties fo:margin-left="1.291cm" fo:margin-right="0cm" fo:margin-top="0cm" fo:margin-bottom="0.582cm" loext:contextual-spacing="false" style:line-height-at-least="0.476cm" fo:orphans="2" fo:widows="2" fo:text-indent="0cm" style:auto-text-indent="false"/>
    </style:style>
    <style:style style:name="P15" style:family="paragraph" style:parent-style-name="Preformatted_20_Text">
      <loext:graphic-properties draw:fill="solid" draw:fill-color="#e8e7dd" draw:opacity="100%"/>
      <style:paragraph-properties fo:margin-top="0cm" fo:margin-bottom="0.499cm" loext:contextual-spacing="false" style:line-height-at-least="0.476cm" fo:orphans="2" fo:widows="2" fo:background-color="#e8e7dd" fo:padding-left="0.049cm" fo:padding-right="0cm" fo:padding-top="0.049cm" fo:padding-bottom="0.049cm" fo:border-left="0.06pt solid #efeee6" fo:border-right="none" fo:border-top="0.06pt solid #efeee6" fo:border-bottom="0.06pt solid #efeee6"/>
      <style:text-properties fo:font-variant="normal" fo:text-transform="none" fo:color="#4e443c" style:font-name="DejaVu Math TeX Gyre" fo:letter-spacing="normal"/>
    </style:style>
    <style:style style:name="P16" style:family="paragraph" style:parent-style-name="Preformatted_20_Text">
      <loext:graphic-properties draw:fill="solid" draw:fill-color="#e8e7dd" draw:opacity="100%"/>
      <style:paragraph-properties style:line-height-at-least="0.476cm" fo:orphans="2" fo:widows="2" fo:background-color="#e8e7dd" fo:padding-left="0.049cm" fo:padding-right="0cm" fo:padding-top="0.049cm" fo:padding-bottom="0.049cm" fo:border-left="0.06pt solid #efeee6" fo:border-right="none" fo:border-top="0.06pt solid #efeee6" fo:border-bottom="0.06pt solid #efeee6"/>
    </style:style>
    <style:style style:name="P17" style:family="paragraph" style:parent-style-name="Preformatted_20_Text">
      <loext:graphic-properties draw:fill="solid" draw:fill-color="#e8e7dd" draw:opacity="100%"/>
      <style:paragraph-properties style:line-height-at-least="0.476cm" fo:orphans="2" fo:widows="2" fo:background-color="#e8e7dd" fo:padding-left="0.049cm" fo:padding-right="0cm" fo:padding-top="0.049cm" fo:padding-bottom="0.049cm" fo:border-left="0.06pt solid #efeee6" fo:border-right="none" fo:border-top="0.06pt solid #efeee6" fo:border-bottom="0.06pt solid #efeee6"/>
      <style:text-properties fo:font-variant="normal" fo:text-transform="none" fo:color="#4e443c" style:font-name="DejaVu Math TeX Gyre" fo:letter-spacing="normal"/>
    </style:style>
    <style:style style:name="P18" style:family="paragraph" style:parent-style-name="Standard">
      <style:text-properties style:font-name="DejaVu Math TeX Gyre"/>
    </style:style>
    <style:style style:name="P19" style:family="paragraph" style:parent-style-name="Text_20_body">
      <style:paragraph-properties fo:text-align="center" style:justify-single-word="false"/>
      <style:text-properties fo:font-variant="normal" fo:text-transform="none" fo:color="#000000" style:font-name="DejaVu Math TeX Gyre" fo:font-size="20pt" fo:letter-spacing="normal" fo:font-style="normal" fo:font-weight="bold" officeooo:rsid="00116b4f" officeooo:paragraph-rsid="00116b4f" style:font-size-asian="20pt" style:font-size-complex="20pt"/>
    </style:style>
    <style:style style:name="P20"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DejaVu Math TeX Gyre" fo:font-size="10.5pt" fo:letter-spacing="normal" fo:font-style="normal" fo:font-weight="normal"/>
    </style:style>
    <style:style style:name="P21" style:family="paragraph" style:parent-style-name="Text_20_body">
      <style:paragraph-properties fo:margin-left="0cm" fo:margin-right="0cm" fo:margin-top="0cm" fo:margin-bottom="0.291cm" loext:contextual-spacing="false" style:line-height-at-least="0.582cm" fo:text-indent="0cm" style:auto-text-indent="false"/>
    </style:style>
    <style:style style:name="P22" style:family="paragraph" style:parent-style-name="Text_20_body">
      <style:paragraph-properties fo:margin-left="0cm" fo:margin-right="0cm" fo:margin-top="0cm" fo:margin-bottom="0.291cm" loext:contextual-spacing="false" style:line-height-at-least="0.582cm" fo:orphans="2" fo:widows="0" fo:text-indent="0cm" style:auto-text-indent="false"/>
    </style:style>
    <style:style style:name="P23" style:family="paragraph" style:parent-style-name="Text_20_body">
      <style:paragraph-properties fo:margin-left="0cm" fo:margin-right="0cm" fo:margin-top="0cm" fo:margin-bottom="0.291cm" loext:contextual-spacing="false" style:line-height-at-least="0.476cm" fo:text-indent="0cm" style:auto-text-indent="false"/>
    </style:style>
    <style:style style:name="P2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25" style:family="paragraph" style:parent-style-name="Text_20_body">
      <style:paragraph-properties fo:margin-left="0cm" fo:margin-right="0cm" fo:margin-top="0cm" fo:margin-bottom="0.291cm" loext:contextual-spacing="false" style:line-height-at-least="0.476cm" fo:orphans="2" fo:widows="0" fo:text-indent="0cm" style:auto-text-indent="false"/>
    </style:style>
    <style:style style:name="P26" style:family="paragraph" style:parent-style-name="Text_20_body">
      <style:paragraph-properties fo:margin-left="0cm" fo:margin-right="0cm" fo:margin-top="0cm" fo:margin-bottom="0.291cm" loext:contextual-spacing="false" style:line-height-at-least="0.476cm" fo:widows="0" fo:text-indent="0cm" style:auto-text-indent="false"/>
    </style:style>
    <style:style style:name="P27" style:family="paragraph" style:parent-style-name="Text_20_body">
      <style:paragraph-properties fo:margin-left="0cm" fo:margin-right="0cm" fo:margin-top="0cm" fo:margin-bottom="0.291cm" loext:contextual-spacing="false" style:line-height-at-least="0.582cm" fo:text-indent="0cm" style:auto-text-indent="false"/>
      <style:text-properties style:font-name="DejaVu Math TeX Gyre" fo:font-size="10.5pt"/>
    </style:style>
    <style:style style:name="P28" style:family="paragraph" style:parent-style-name="Text_20_body">
      <style:paragraph-properties fo:margin-left="0cm" fo:margin-right="0cm" fo:margin-top="0cm" fo:margin-bottom="0.291cm" loext:contextual-spacing="false" style:line-height-at-least="0.476cm" fo:widows="0" fo:text-indent="0cm" style:auto-text-indent="false"/>
      <style:text-properties style:font-name="DejaVu Math TeX Gyre"/>
    </style:style>
    <style:style style:name="P29" style:family="paragraph" style:parent-style-name="Text_20_body">
      <style:paragraph-properties fo:margin-left="0cm" fo:margin-right="0cm" fo:margin-top="0cm" fo:margin-bottom="0.291cm" loext:contextual-spacing="false" style:line-height-at-least="0.582cm" fo:widows="0" fo:text-indent="0cm" style:auto-text-indent="false"/>
      <style:text-properties style:font-name="DejaVu Math TeX Gyre"/>
    </style:style>
    <style:style style:name="T1" style:family="text">
      <style:text-properties fo:font-weight="bold" style:font-weight-asian="bold" style:font-weight-complex="bold"/>
    </style:style>
    <style:style style:name="T2" style:family="text">
      <style:text-properties style:font-name="Courier" fo:font-size="10.5pt" fo:font-style="normal" fo:font-weight="normal"/>
    </style:style>
    <style:style style:name="T3" style:family="text">
      <style:text-properties fo:font-size="10.5pt"/>
    </style:style>
    <style:style style:name="T4" style:family="text">
      <style:text-properties fo:font-size="10.5pt" fo:font-style="normal" fo:font-weight="normal"/>
    </style:style>
    <style:style style:name="T5" style:family="text">
      <style:text-properties fo:font-variant="normal" fo:text-transform="none" fo:color="#4e443c" style:font-name="Courier" fo:font-size="10.5pt" fo:font-style="normal" fo:font-weight="bold"/>
    </style:style>
    <style:style style:name="T6" style:family="text">
      <style:text-properties fo:font-variant="normal" fo:text-transform="none" fo:color="#4e443c" style:font-name="Courier" fo:font-size="10.5pt" fo:letter-spacing="normal" fo:font-style="normal" fo:font-weight="bold"/>
    </style:style>
    <style:style style:name="T7" style:family="text">
      <style:text-properties fo:font-variant="normal" fo:text-transform="none" fo:color="#4e443c" style:font-name="Courier" fo:font-size="10.5pt" fo:letter-spacing="normal" fo:font-style="normal" fo:font-weight="normal"/>
    </style:style>
    <style:style style:name="T8" style:family="text">
      <style:text-properties fo:font-variant="normal" fo:text-transform="none" fo:color="#4e443c" style:font-name="Adelle" fo:font-size="10.5pt" fo:letter-spacing="normal" fo:font-style="normal" fo:font-weight="normal"/>
    </style:style>
    <style:style style:name="T9" style:family="text">
      <style:text-properties fo:font-variant="normal" fo:text-transform="none" fo:color="#4e443c" style:font-name="Adelle" fo:font-size="10.5pt" fo:letter-spacing="normal" fo:font-style="normal" fo:font-weight="normal" officeooo:rsid="0012b795"/>
    </style:style>
    <style:style style:name="T10" style:family="text">
      <style:text-properties fo:font-variant="normal" fo:text-transform="none" fo:color="#4e443c" fo:font-size="10.5pt" fo:letter-spacing="normal" fo:font-style="normal" fo:font-weight="bold"/>
    </style:style>
    <style:style style:name="T11" style:family="text">
      <style:text-properties fo:font-variant="normal" fo:text-transform="none" fo:color="#4e443c" fo:font-size="10.5pt" fo:letter-spacing="normal" fo:font-style="normal" fo:font-weight="bold" style:font-weight-asian="bold" style:font-weight-complex="bold"/>
    </style:style>
    <style:style style:name="T12" style:family="text">
      <style:text-properties fo:font-variant="normal" fo:text-transform="none" fo:color="#4e443c" fo:font-size="10.5pt" fo:letter-spacing="normal" fo:font-style="normal" fo:font-weight="normal"/>
    </style:style>
    <style:style style:name="T13" style:family="text">
      <style:text-properties fo:font-variant="normal" fo:text-transform="none" fo:color="#4e443c" fo:font-size="10.5pt" fo:font-style="normal" fo:font-weight="bold"/>
    </style:style>
    <style:style style:name="T14" style:family="text">
      <style:text-properties fo:font-variant="normal" fo:text-transform="none" fo:color="#4e443c" style:font-name="Chandas" fo:font-size="10.5pt" fo:letter-spacing="normal" fo:font-style="normal" fo:font-weight="bold"/>
    </style:style>
    <style:style style:name="T15" style:family="text">
      <style:text-properties fo:font-variant="normal" fo:text-transform="none" fo:color="#4e443c" style:font-name="Chandas" fo:font-size="10.5pt" fo:letter-spacing="normal" fo:font-style="normal" fo:font-weight="normal"/>
    </style:style>
    <style:style style:name="T16" style:family="text">
      <style:text-properties fo:font-variant="normal" fo:text-transform="none" fo:color="#4e443c" style:font-name="Chandas" fo:font-size="10.5pt" fo:font-style="normal" fo:font-weight="bold"/>
    </style:style>
    <style:style style:name="T17" style:family="text">
      <style:text-properties fo:font-variant="normal" fo:text-transform="none" fo:color="#4e443c" style:font-name="DejaVu Math TeX Gyre" fo:font-size="10.5pt" fo:letter-spacing="normal" fo:font-style="normal" fo:font-weight="bold"/>
    </style:style>
    <style:style style:name="T18" style:family="text">
      <style:text-properties fo:font-variant="normal" fo:text-transform="none" fo:color="#4e443c" style:font-name="DejaVu Math TeX Gyre" fo:font-size="10.5pt" fo:letter-spacing="normal" fo:font-style="normal" fo:font-weight="normal"/>
    </style:style>
    <style:style style:name="T19" style:family="text">
      <style:text-properties fo:font-variant="normal" fo:text-transform="none" fo:color="#4e443c" style:font-name="DejaVu Math TeX Gyre" fo:font-size="10.5pt" fo:letter-spacing="normal" fo:font-style="normal" fo:font-weight="normal" officeooo:rsid="00130895"/>
    </style:style>
    <style:style style:name="T20" style:family="text">
      <style:text-properties fo:font-variant="normal" fo:text-transform="none" fo:color="#4e443c" style:font-name="DejaVu Math TeX Gyre" fo:font-size="10.5pt" fo:font-style="normal" fo:font-weight="bold"/>
    </style:style>
    <style:style style:name="T21" style:family="text">
      <style:text-properties fo:font-variant="normal" fo:text-transform="none" fo:color="#0388a6" style:text-line-through-style="none" style:text-line-through-type="none" style:font-name="Adelle" fo:font-size="10.5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0388a6" style:text-line-through-style="none" style:text-line-through-type="none" fo:font-size="10.5pt" fo:letter-spacing="normal" fo:font-style="normal" style:text-underline-style="none" fo:font-weight="normal" style:text-blinking="false" fo:background-color="transparent" loext:char-shading-value="0"/>
    </style:style>
    <style:style style:name="T23" style:family="text">
      <style:text-properties fo:font-variant="normal" fo:text-transform="none" fo:color="#0388a6" style:text-line-through-style="none" style:text-line-through-type="none" style:font-name="DejaVu Math TeX Gyre" fo:font-size="10.5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0388a6" style:text-line-through-style="none" style:text-line-through-type="none" style:font-name="DejaVu Math TeX Gyre" fo:font-size="10.5pt" fo:letter-spacing="normal" fo:font-style="normal" style:text-underline-style="solid" style:text-underline-width="auto" style:text-underline-color="font-color" fo:font-weight="normal" style:text-blinking="false" fo:background-color="transparent" loext:char-shading-value="0"/>
    </style:style>
    <style:style style:name="T25" style:family="text">
      <style:text-properties fo:font-variant="normal" fo:text-transform="none" fo:color="#f14e32" style:font-name="Courier" fo:font-size="10.5pt" fo:letter-spacing="normal" fo:font-style="normal" fo:font-weight="normal" fo:background-color="#ffffff" loext:char-shading-value="0" loext:padding-left="0.132cm" loext:padding-right="0.132cm" loext:padding-top="0.049cm" loext:padding-bottom="0.049cm" loext:border="0.06pt solid #efeee6"/>
    </style:style>
    <style:style style:name="T26" style:family="text">
      <style:text-properties fo:font-variant="normal" fo:text-transform="none" fo:color="#f14e32" style:font-name="Courier" fo:font-size="10.5pt" fo:letter-spacing="normal" fo:font-style="normal" fo:font-weight="bold" fo:background-color="#ffffff" loext:char-shading-value="0" loext:padding-left="0.132cm" loext:padding-right="0.132cm" loext:padding-top="0.049cm" loext:padding-bottom="0.049cm" loext:border="0.06pt solid #efeee6"/>
    </style:style>
    <style:style style:name="T27" style:family="text">
      <style:text-properties fo:font-variant="normal" fo:text-transform="none" fo:color="#f14e32" fo:font-size="10.5pt" fo:letter-spacing="normal" fo:font-style="normal" fo:font-weight="normal" fo:background-color="#ffffff" loext:char-shading-value="0" loext:padding-left="0.132cm" loext:padding-right="0.132cm" loext:padding-top="0.049cm" loext:padding-bottom="0.049cm" loext:border="0.06pt solid #efeee6"/>
    </style:style>
    <style:style style:name="T28" style:family="text">
      <style:text-properties fo:font-variant="normal" fo:text-transform="none" fo:color="#f14e32" fo:font-size="10.5pt" fo:letter-spacing="normal" fo:font-style="normal" fo:font-weight="bold" fo:background-color="#ffffff" loext:char-shading-value="0" loext:padding-left="0.132cm" loext:padding-right="0.132cm" loext:padding-top="0.049cm" loext:padding-bottom="0.049cm" loext:border="0.06pt solid #efeee6"/>
    </style:style>
    <style:style style:name="T29" style:family="text">
      <style:text-properties fo:font-variant="normal" fo:text-transform="none" fo:color="#f14e32" style:font-name="Chandas" fo:font-size="10.5pt" fo:letter-spacing="normal" fo:font-style="normal" fo:font-weight="normal" fo:background-color="#ffffff" loext:char-shading-value="0" loext:padding-left="0.132cm" loext:padding-right="0.132cm" loext:padding-top="0.049cm" loext:padding-bottom="0.049cm" loext:border="0.06pt solid #efeee6"/>
    </style:style>
    <style:style style:name="T30" style:family="text">
      <style:text-properties fo:font-variant="normal" fo:text-transform="none" fo:color="#f14e32" style:font-name="DejaVu Math TeX Gyre" fo:font-size="10.5pt" fo:letter-spacing="normal" fo:font-style="normal" fo:font-weight="normal" fo:background-color="#ffffff" loext:char-shading-value="0" loext:padding-left="0.132cm" loext:padding-right="0.132cm" loext:padding-top="0.049cm" loext:padding-bottom="0.049cm" loext:border="0.06pt solid #efeee6"/>
    </style:style>
    <style:style style:name="T31" style:family="text">
      <style:text-properties fo:font-variant="normal" fo:text-transform="none" fo:color="#f14e32" style:font-name="DejaVu Math TeX Gyre" fo:font-size="10.5pt" fo:letter-spacing="normal" fo:font-style="normal" fo:font-weight="bold" fo:background-color="#ffffff" loext:char-shading-value="0" loext:padding-left="0.132cm" loext:padding-right="0.132cm" loext:padding-top="0.049cm" loext:padding-bottom="0.049cm" loext:border="0.06pt solid #efeee6"/>
    </style:style>
    <style:style style:name="T32" style:family="text">
      <style:text-properties fo:font-variant="normal" fo:text-transform="none" fo:color="#000000" fo:font-size="10.5pt" fo:letter-spacing="normal" fo:font-style="normal" fo:font-weight="bold" style:font-weight-asian="bold" style:font-weight-complex="bold"/>
    </style:style>
    <style:style style:name="T33" style:family="text">
      <style:text-properties fo:color="#0388a6" style:text-line-through-style="none" style:text-line-through-type="none" fo:font-size="10.5pt" style:text-underline-style="none" style:text-blinking="false" fo:background-color="transparent" loext:char-shading-value="0"/>
    </style:style>
    <style:style style:name="T34" style:family="text">
      <style:text-properties fo:color="#0388a6" style:text-line-through-style="none" style:text-line-through-type="none" style:font-name="Chandas" fo:font-size="10.5pt" style:text-underline-style="none" style:text-blinking="false" fo:background-color="transparent" loext:char-shading-value="0"/>
    </style:style>
    <style:style style:name="T35" style:family="text">
      <style:text-properties fo:color="#0388a6" style:text-line-through-style="none" style:text-line-through-type="none" style:font-name="DejaVu Math TeX Gyre" fo:font-size="10.5pt" style:text-underline-style="none" style:text-blinking="false" fo:background-color="transparent" loext:char-shading-value="0"/>
    </style:style>
    <style:style style:name="T36" style:family="text">
      <style:text-properties fo:color="#f14e32" style:font-name="Courier" fo:font-size="10.5pt" fo:background-color="#ffffff" loext:char-shading-value="0" loext:padding-left="0.132cm" loext:padding-right="0.132cm" loext:padding-top="0.049cm" loext:padding-bottom="0.049cm" loext:border="0.06pt solid #efeee6"/>
    </style:style>
    <style:style style:name="T37" style:family="text">
      <style:text-properties fo:color="#f14e32" fo:font-size="10.5pt" fo:background-color="#ffffff" loext:char-shading-value="0" loext:padding-left="0.132cm" loext:padding-right="0.132cm" loext:padding-top="0.049cm" loext:padding-bottom="0.049cm" loext:border="0.06pt solid #efeee6"/>
    </style:style>
    <style:style style:name="T38" style:family="text">
      <style:text-properties fo:color="#f14e32" style:font-name="Chandas" fo:font-size="10.5pt" fo:background-color="#ffffff" loext:char-shading-value="0" loext:padding-left="0.132cm" loext:padding-right="0.132cm" loext:padding-top="0.049cm" loext:padding-bottom="0.049cm" loext:border="0.06pt solid #efeee6"/>
    </style:style>
    <style:style style:name="T39" style:family="text">
      <style:text-properties fo:color="#f14e32" style:font-name="DejaVu Math TeX Gyre" fo:font-size="10.5pt" fo:background-color="#ffffff" loext:char-shading-value="0" loext:padding-left="0.132cm" loext:padding-right="0.132cm" loext:padding-top="0.049cm" loext:padding-bottom="0.049cm" loext:border="0.06pt solid #efeee6"/>
    </style:style>
    <style:style style:name="T40" style:family="text">
      <style:text-properties style:font-name="Chandas" fo:font-size="10.5pt"/>
    </style:style>
    <style:style style:name="T41" style:family="text">
      <style:text-properties style:font-name="DejaVu Math TeX Gyre" fo:font-size="10.5pt"/>
    </style:style>
    <style:style style:name="T42" style:family="text">
      <style:text-properties style:font-name="DejaVu Math TeX Gyre" fo:font-size="10.5pt" officeooo:rsid="00130895"/>
    </style:style>
    <style:style style:name="T43" style:family="text">
      <style:text-properties fo:color="#00000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GIT ASSIGNMENT</text:h>
      <text:p text:style-name="P19">LAKSHAY MUKHIJA</text:p>
      <text:p text:style-name="P19">GROUP <text:s/>8</text:p>
      <text:p text:style-name="P19">EMP ID. - 1715</text:p>
      <text:h text:style-name="P1" text:outline-level="2"/>
      <text:h text:style-name="P1" text:outline-level="2"><text:bookmark text:name="_name"/>NAME</text:h>
      <text:p text:style-name="P20">git-push - Update remote refs along with associated objects</text:p>
      <text:h text:style-name="P5" text:outline-level="2"><text:bookmark text:name="_synopsis"/>SYNOPSIS</text:h>
      <text:p text:style-name="P16"><text:span text:style-name="Emphasis"><text:span text:style-name="T17">git push</text:span></text:span><text:span text:style-name="T18"> [--all | --mirror | --tags] [--follow-tags] [--atomic] [-n | --dry-run] [--receive-pack=&lt;git-receive-pack&gt;]</text:span></text:p>
      <text:p text:style-name="P17"><text:s text:c="11"/><text:span text:style-name="T4">[--repo=&lt;repository&gt;] [-f | --force] [-d | --delete] [--prune] [-v | --verbose]</text:span></text:p>
      <text:p text:style-name="P17"><text:s text:c="11"/><text:span text:style-name="T4">[-u | --set-upstream] [-o &lt;string&gt; | --push-option=&lt;string&gt;]</text:span></text:p>
      <text:p text:style-name="P17"><text:s text:c="11"/><text:span text:style-name="T4">[--[no-]signed|--signed=(true|false|if-asked)]</text:span></text:p>
      <text:p text:style-name="P17"><text:s text:c="11"/><text:span text:style-name="T4">[--force-with-lease[=&lt;refname&gt;[:&lt;expect&gt;]] [--force-if-includes]]</text:span></text:p>
      <text:p text:style-name="P15"><text:s text:c="11"/><text:span text:style-name="T4">[--no-verify] [&lt;repository&gt; [&lt;refspec&gt;…]]</text:span></text:p>
      <text:h text:style-name="P5" text:outline-level="2"><text:bookmark text:name="_description"/>DESCRIPTION</text:h>
      <text:p text:style-name="P20">Updates remote refs using local refs, while sending objects necessary to complete the given refs.</text:p>
      <text:p text:style-name="P22"><text:span text:style-name="T18">You can make interesting things happen to a repository every time you push into it, by setting up </text:span><text:span text:style-name="Emphasis"><text:span text:style-name="T17">hooks </text:span></text:span><text:span text:style-name="T18">there.</text:span></text:p>
      <text:p text:style-name="P24"><text:span text:style-name="T18">When the command line does not specify where to push with the</text:span><text:span text:style-name="Source_20_Text"><text:span text:style-name="T30">&lt;repository&gt;</text:span></text:span><text:span text:style-name="T18">argument,</text:span><text:span text:style-name="Source_20_Text"><text:span text:style-name="T30">branch.*.remote</text:span></text:span><text:span text:style-name="T18">configuration for the current branch is consulted to determine where to push. If the configuration is missing, it defaults to </text:span><text:span text:style-name="Emphasis"><text:span text:style-name="T17">origin</text:span></text:span><text:span text:style-name="T18">.</text:span></text:p>
      <text:p text:style-name="P25"><text:span text:style-name="T18">When the command line does not specify what to push with</text:span><text:span text:style-name="Source_20_Text"><text:span text:style-name="T30">&lt;refspec&gt;...</text:span></text:span><text:span text:style-name="T18">arguments or</text:span><text:span text:style-name="Source_20_Text"><text:span text:style-name="T30">--all</text:span></text:span><text:span text:style-name="T18">,</text:span><text:span text:style-name="Source_20_Text"><text:span text:style-name="T30">--mirror</text:span></text:span><text:span text:style-name="T18">,</text:span><text:span text:style-name="Source_20_Text"><text:span text:style-name="T30">--tags</text:span></text:span><text:span text:style-name="T18">options, the command finds the default</text:span><text:span text:style-name="Source_20_Text"><text:span text:style-name="T30">&lt;refspec&gt;</text:span></text:span><text:span text:style-name="T18">by consulting</text:span><text:span text:style-name="Source_20_Text"><text:span text:style-name="T30">remote.*.push</text:span></text:span><text:span text:style-name="T18">configuration, and if it is not found, honors</text:span><text:span text:style-name="Source_20_Text"><text:span text:style-name="T30">push.default</text:span></text:span><text:span text:style-name="T18">configuration to decide what to push for the meaning of</text:span><text:span text:style-name="Source_20_Text"><text:span text:style-name="T30">push.default</text:span></text:span><text:span text:style-name="T18">).</text:span></text:p>
      <text:p text:style-name="P24"><text:span text:style-name="T18">When neither the command-line nor the configuration specify what to push, the default behavior is used, which corresponds to the</text:span><text:span text:style-name="Source_20_Text"><text:span text:style-name="T30">simple</text:span></text:span><text:span text:style-name="T18">value for</text:span><text:span text:style-name="Source_20_Text"><text:span text:style-name="T30">push.default</text:span></text:span><text:span text:style-name="T18">: the current branch is pushed to the corresponding upstream branch, but as a safety measure, the push is aborted if the upstream branch does not have the same name as the local one.</text:span></text:p>
      <text:p text:style-name="P18"><text:soft-page-break/></text:p>
      <text:p text:style-name="P18"/>
      <text:h text:style-name="P2" text:outline-level="2"><text:bookmark text:name="_options"/><text:line-break/>OPTIONS</text:h>
      <text:p text:style-name="P18"/>
      <text:p text:style-name="P10"><text:bookmark text:name="Documentation/git-push.txt---no-signed"/>--[no-]signed</text:p>
      <text:p text:style-name="P12"><text:bookmark text:name="Documentation/git-push.txt---signedtruefalseif-asked"/>--signed=(true|false|if-asked)</text:p>
      <text:p text:style-name="P26"><text:span text:style-name="T41">GPG-sign the push request to update refs on the receiving side, to allow it to be checked by the hooks and/or be logged. If </text:span><text:span text:style-name="Source_20_Text"><text:span text:style-name="T39">false</text:span></text:span><text:span text:style-name="T41">or</text:span><text:span text:style-name="Source_20_Text"><text:span text:style-name="T39">--no-signed</text:span></text:span><text:span text:style-name="T41">, no signing will be attempted. If </text:span><text:span text:style-name="Source_20_Text"><text:span text:style-name="T39">true</text:span></text:span><text:span text:style-name="T41">or</text:span><text:span text:style-name="Source_20_Text"><text:span text:style-name="T39">--signed</text:span></text:span><text:span text:style-name="T41">, the push will fail if the server does not support signed pushes. If set to</text:span><text:span text:style-name="Source_20_Text"><text:span text:style-name="T39">if-asked</text:span></text:span><text:span text:style-name="T41">, sign if and only if the server supports signed pushes. The push will also fail if the actual call to</text:span><text:span text:style-name="Source_20_Text"><text:span text:style-name="T39">gpg --sign</text:span></text:span><text:span text:style-name="T41">fails.</text:span></text:p>
      <text:p text:style-name="P12"><text:bookmark text:name="Documentation/git-push.txt---no-atomic"/>--[no-]atomic</text:p>
      <text:p text:style-name="P27">Use an atomic transaction on the remote side if available. Either all refs are updated, or on error, no refs are updated. If the server does not support atomic pushes the push will fail.</text:p>
      <text:p text:style-name="P10"><text:bookmark text:name="Documentation/git-push.txt--oltoptiongt"/>-o &lt;option&gt;</text:p>
      <text:p text:style-name="P12"><text:bookmark text:name="Documentation/git-push.txt---push-optionltoptiongt"/>--push-option=&lt;option&gt;</text:p>
      <text:p text:style-name="P23"><text:span text:style-name="T41">Transmit the given string to the server, which passes them to the pre-receive as well as the post-receive hook. The given string must not contain a NUL or LF character. When multiple</text:span><text:span text:style-name="Source_20_Text"><text:span text:style-name="T39">--push-option=&lt;option&gt;</text:span></text:span><text:span text:style-name="T41">are given, they are all sent to the other side in the order listed on the command line. When no</text:span><text:span text:style-name="Source_20_Text"><text:span text:style-name="T39">--push-option=&lt;option&gt;</text:span></text:span><text:span text:style-name="T41">is given from the command line, the values of configuration variable</text:span><text:span text:style-name="Source_20_Text"><text:span text:style-name="T39">push.pushOption </text:span></text:span><text:span text:style-name="T41">are used instead.</text:span></text:p>
      <text:p text:style-name="P10"><text:bookmark text:name="Documentation/git-push.txt---receive-packltgit-receive-packgt"/>--receive-pack=&lt;git-receive-pack&gt;</text:p>
      <text:p text:style-name="P12"><text:bookmark text:name="Documentation/git-push.txt---execltgit-receive-packgt"/>--exec=&lt;git-receive-pack&gt;</text:p>
      <text:p text:style-name="P21"><text:span text:style-name="T41">Path to the </text:span><text:span text:style-name="Emphasis"><text:span text:style-name="T20">git-receive-pack </text:span></text:span><text:span text:style-name="T41">program on the remote end. Sometimes useful when pushing to a remote repository over ssh, and you do not have the program in a directory on the default $PATH.</text:span></text:p>
      <text:p text:style-name="P11"><text:bookmark text:name="Documentation/git-push.txt---no-force-with-lease"/><text:line-break/><text:bookmark text:name="Documentation/git-push.txt---repoltrepositorygt"/><text:span text:style-name="T32">--repo=&lt;repository&gt;</text:span></text:p>
      <text:p text:style-name="P27">This option is equivalent to the &lt;repository&gt; argument. If both are specified, the command-line argument takes precedence.</text:p>
      <text:p text:style-name="P10"><text:bookmark text:name="Documentation/git-push.txt--u"/>-u</text:p>
      <text:p text:style-name="P12"><text:bookmark text:name="Documentation/git-push.txt---set-upstream"/>--set-upstream</text:p>
      <text:p text:style-name="P26"><text:span text:style-name="T41">For every branch that is up to date or successfully pushed, add upstream (tracking) reference, used by argument-less </text:span><text:span text:style-name="T42">git-pull</text:span><text:span text:style-name="T35"> </text:span><text:span text:style-name="T41">and other commands.</text:span></text:p>
      <text:p text:style-name="P26"><text:span text:style-name="T41"/></text:p>
      <text:p text:style-name="P26"><text:span text:style-name="T41"/></text:p>
      <text:p text:style-name="P12"><text:bookmark text:name="Documentation/git-push.txt---no-thin"/><text:soft-page-break/>--[no-]thin</text:p>
      <text:p text:style-name="P26"><text:span text:style-name="T41">A thin transfer significantly reduces the amount of sent data when the sender and receiver share many of the same objects in common. The default is –</text:span><text:span text:style-name="Source_20_Text"><text:span text:style-name="T39">thin</text:span></text:span><text:span text:style-name="T41">.</text:span></text:p>
      <text:p text:style-name="P28"><text:span text:style-name="T3"/></text:p>
      <text:p text:style-name="P10"><text:bookmark text:name="Documentation/git-push.txt--q"/>-q</text:p>
      <text:p text:style-name="P12"><text:bookmark text:name="Documentation/git-push.txt---quiet"/>--quiet</text:p>
      <text:p text:style-name="P27">Suppress all output, including the listing of updated refs, unless an error occurs. Progress is not reported to the standard error stream.</text:p>
      <text:p text:style-name="P10"><text:bookmark text:name="Documentation/git-push.txt--v"/>-v</text:p>
      <text:p text:style-name="P12"><text:bookmark text:name="Documentation/git-push.txt---verbose"/>--verbose</text:p>
      <text:p text:style-name="P27">Run verbosely.</text:p>
      <text:p text:style-name="P27"/>
      <text:p text:style-name="P12"><text:bookmark text:name="Documentation/git-push.txt---progress"/>--progress</text:p>
      <text:p text:style-name="P27">Progress status is reported on the standard error stream by default when it is attached to a terminal, unless -q is specified. This flag forces progress status even if the standard error stream is not directed to a terminal.</text:p>
      <text:p text:style-name="P9"><text:bookmark text:name="Documentation/git-push.txt---no-verify"/><text:line-break/><text:span text:style-name="T43">--[no-]verify</text:span></text:p>
      <text:p text:style-name="P29"><text:span text:style-name="T3">Toggle the pre-push hook . The default is --verify, giving the hook a chance to prevent the push. With --no-verify, the hook is bypassed completely.</text:span></text:p>
      <text:p text:style-name="P29"><text:span text:style-name="T3"/></text:p>
      <text:p text:style-name="P10"><text:bookmark text:name="Documentation/git-push.txt--4"/>-4</text:p>
      <text:p text:style-name="P12"><text:bookmark text:name="Documentation/git-push.txt---ipv4"/>--ipv4</text:p>
      <text:p text:style-name="P27">Use IPv4 addresses only, ignoring IPv6 addresses.</text:p>
      <text:p text:style-name="P27"/>
      <text:p text:style-name="P10"><text:bookmark text:name="Documentation/git-push.txt--6"/>-6</text:p>
      <text:p text:style-name="P12"><text:bookmark text:name="Documentation/git-push.txt---ipv6"/>--ipv6</text:p>
      <text:p text:style-name="P27">Use IPv6 addresses only, ignoring IPv4 addresses.</text:p>
      <text:p text:style-name="P6"/>
      <text:p text:style-name="P6"/>
      <text:p text:style-name="P6"/>
      <text:p text:style-name="P6"/>
      <text:p text:style-name="P6"/>
      <text:h text:style-name="P4" text:outline-level="2"><text:bookmark text:name="_examples"/><text:soft-page-break/>EXAMPLES</text:h>
      <text:p text:style-name="P13"><text:bookmark text:name="Documentation/git-push.txt-codegitpushcode"/><text:span text:style-name="Source_20_Text"><text:span text:style-name="T31">git push</text:span></text:span></text:p>
      <text:p text:style-name="P7"><text:span text:style-name="T18">Works like</text:span><text:span text:style-name="Source_20_Text"><text:span text:style-name="T30">git push &lt;remote&gt;</text:span></text:span><text:span text:style-name="T18">, where &lt;remote&gt; is the current branch’s remote (or </text:span><text:span text:style-name="Source_20_Text"><text:span text:style-name="T30">origin</text:span></text:span><text:span text:style-name="T18">, if no remote is configured for the current branch).</text:span></text:p>
      <text:p text:style-name="P14"><text:bookmark text:name="Documentation/git-push.txt-codegitpushorigincode"/><text:span text:style-name="Source_20_Text"><text:span text:style-name="T31">git push origin</text:span></text:span></text:p>
      <text:p text:style-name="P7"><text:span text:style-name="T18">Without additional configuration, pushes the current branch to the configured upstream (</text:span><text:span text:style-name="Source_20_Text"><text:span text:style-name="T30">branch.&lt;name&gt;.merge</text:span></text:span><text:span text:style-name="T18">configuration variable) if it has the same name as the current branch, and errors out without pushing otherwise.</text:span></text:p>
      <text:p text:style-name="P7"><text:span text:style-name="T18">The default behavior of this command when no &lt;refspec&gt; is given can be configured by setting the</text:span><text:span text:style-name="Source_20_Text"><text:span text:style-name="T30">push </text:span></text:span><text:span text:style-name="T18">option of the remote, or the </text:span><text:span text:style-name="Source_20_Text"><text:span text:style-name="T30">push.default </text:span></text:span><text:span text:style-name="T18">configuration variable.</text:span></text:p>
      <text:p text:style-name="P7"><text:span text:style-name="T18">For example, to default to pushing only the current branch to</text:span><text:span text:style-name="Source_20_Text"><text:span text:style-name="T30">origin</text:span></text:span><text:span text:style-name="T18">use </text:span><text:span text:style-name="Source_20_Text"><text:span text:style-name="T30">git config remote.origin.push HEAD</text:span></text:span><text:span text:style-name="T18">. Any valid &lt;refspec&gt; (like the ones in the examples below) can be configured as the default for </text:span><text:span text:style-name="Source_20_Text"><text:span text:style-name="T30">git push origin</text:span></text:span><text:span text:style-name="T18">.</text:span></text:p>
      <text:p text:style-name="P14"><text:bookmark text:name="Documentation/git-push.txt-codegitpushorigincode1"/><text:span text:style-name="Source_20_Text"><text:span text:style-name="T31">git push origin :</text:span></text:span></text:p>
      <text:p text:style-name="P8"><text:span text:style-name="T18">Push "matching" branches to</text:span><text:span text:style-name="Source_20_Text"><text:span text:style-name="T30">origin</text:span></text:span><text:span text:style-name="T18">. See &lt;refspec&gt; in the </text:span><text:span text:style-name="T19">OPTIONS</text:span><text:span text:style-name="T23"> </text:span><text:span text:style-name="T18">section above for a description of "matching" branches.</text:span></text:p>
      <text:p text:style-name="P14"><text:bookmark text:name="Documentation/git-push.txt-codegitpushoriginmastercode"/><text:span text:style-name="Source_20_Text"><text:span text:style-name="T31">git push origin master</text:span></text:span></text:p>
      <text:p text:style-name="P7"><text:span text:style-name="T18">Find a ref that matches </text:span><text:span text:style-name="Source_20_Text"><text:span text:style-name="T30">master </text:span></text:span><text:span text:style-name="T18">in the source repository (most likely, it would find</text:span><text:span text:style-name="Source_20_Text"><text:span text:style-name="T30">refs/heads/master</text:span></text:span><text:span text:style-name="T18">), and update the same ref (e.g.</text:span><text:span text:style-name="Source_20_Text"><text:span text:style-name="T30">refs/heads/master</text:span></text:span><text:span text:style-name="T18">) in</text:span><text:span text:style-name="Source_20_Text"><text:span text:style-name="T30">origin </text:span></text:span><text:span text:style-name="T18">repository with it. If </text:span><text:span text:style-name="Source_20_Text"><text:span text:style-name="T30">master</text:span></text:span><text:span text:style-name="T18">did not exist remotely, it would be created.</text:spa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7T18:16:39.062653354</meta:creation-date>
    <dc:date>2021-12-17T18:42:23.192378816</dc:date>
    <meta:editing-duration>PT2M12S</meta:editing-duration>
    <meta:editing-cycles>1</meta:editing-cycles>
    <meta:document-statistic meta:table-count="0" meta:image-count="0" meta:object-count="0" meta:page-count="4" meta:paragraph-count="65" meta:word-count="825" meta:character-count="5325" meta:non-whitespace-character-count="4550"/>
    <meta:generator>LibreOffice/6.4.7.2$Linux_X86_64 LibreOffice_project/40$Build-2</meta:generator>
  </office:meta>
</office:document-meta>
</file>